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ircuito Regular" svg:font-family="'Sircuito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justify" style:justify-single-word="false" fo:orphans="2" fo:widows="2"/>
      <style:text-properties style:font-name="Sircuito Regular" fo:font-size="18pt" officeooo:paragraph-rsid="0002926f" style:font-size-asian="18pt" style:font-size-complex="18pt"/>
    </style:style>
    <style:style style:name="P2" style:family="paragraph" style:parent-style-name="Text_20_body">
      <style:paragraph-properties fo:margin-top="0cm" fo:margin-bottom="0cm" loext:contextual-spacing="false" fo:text-align="justify" style:justify-single-word="false" fo:orphans="2" fo:widows="2"/>
      <style:text-properties style:font-name="Sircuito Regular" fo:font-size="18pt" officeooo:rsid="00034a8b" officeooo:paragraph-rsid="00034a8b" style:font-size-asian="18pt" style:font-size-complex="18pt"/>
    </style:style>
    <style:style style:name="P3" style:family="paragraph" style:parent-style-name="Text_20_body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000000" style:font-name="Sircuito Regular" fo:font-size="18pt" fo:letter-spacing="normal" fo:font-style="normal" fo:font-weight="normal" officeooo:rsid="001bae7f" officeooo:paragraph-rsid="0002926f" style:font-size-asian="18pt" style:font-size-complex="18pt"/>
    </style:style>
    <style:style style:name="P4" style:family="paragraph" style:parent-style-name="Text_20_body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000000" style:font-name="Sircuito Regular" fo:font-size="18pt" fo:letter-spacing="normal" fo:font-style="normal" fo:font-weight="normal" officeooo:rsid="00034a8b" officeooo:paragraph-rsid="00034a8b" style:font-size-asian="18pt" style:font-size-complex="18pt"/>
    </style:style>
    <style:style style:name="P5" style:family="paragraph" style:parent-style-name="Text_20_body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000000" style:font-name="Sircuito Regular" fo:font-size="18pt" fo:letter-spacing="normal" fo:font-style="normal" fo:font-weight="normal" officeooo:rsid="00034a8b" officeooo:paragraph-rsid="00034a8b" style:font-size-asian="18pt" style:font-size-complex="18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1ad472"/>
    </style:style>
    <style:style style:name="T3" style:family="text">
      <style:text-properties fo:font-variant="normal" fo:text-transform="none" fo:color="#000000" fo:letter-spacing="normal" fo:font-style="normal" fo:font-weight="normal" officeooo:rsid="00034a8b"/>
    </style:style>
    <style:style style:name="T4" style:family="text">
      <style:text-properties fo:font-variant="normal" fo:text-transform="none" fo:color="#000000" fo:letter-spacing="normal" fo:font-style="normal" fo:font-weight="bold" officeooo:rsid="001ad472" style:font-weight-asian="bold" style:font-weight-complex="bold"/>
    </style:style>
    <style:style style:name="T5" style:family="text">
      <style:text-properties officeooo:rsid="00044162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Draw</text:span><text:span text:style-name="T2">+Au</text:span><text:span text:style-name="T4">dio: </text:span><text:span text:style-name="T2">Theremin </text:span><text:span text:style-name="T3">según </text:span><text:span text:style-name="T1">la resistencia eléctrica entre dos puntos:</text:span></text:p>
      <text:p text:style-name="P2"><text:span text:style-name="T1"><text:tab/>Electrodo 1: </text:span><text:span text:style-name="T2">C</text:span><text:span text:style-name="T1">ables o láminas de cobre</text:span></text:p>
      <text:p text:style-name="P4"><text:tab/>Electrodo 2: Mina de lápiz, agua, plantas o comida.</text:p>
      <text:p text:style-name="P4"/>
      <text:p text:style-name="P4">Cerrando el circuito entre ambos electrodos Drawdio generará sonidos de frecuencia dependiente de la resistencia que cierra el circuito.</text:p>
      <text:p text:style-name="P4"/>
      <text:p text:style-name="P4"><text:span text:style-name="T6">Corazón del Drawdio</text:span>: oscilador con circuito integrado LMC555.</text:p>
      <text:p text:style-name="P4"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Corazón del <text:span text:style-name="T5">D</text:span>rawdio: oscilado<text:span text:style-name="T5">r</text:span> con circuito integrado LMC55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ircuito Regular" svg:font-family="'Sircuito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8:57:42.860807067</meta:creation-date>
    <dc:date>2019-02-16T11:43:59.147235481</dc:date>
    <meta:editing-duration>PT23M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60" meta:character-count="420" meta:non-whitespace-character-count="362"/>
  </office:meta>
</office:document-meta>
</file>